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/>
    </style:style>
    <style:style style:name="gr7" style:family="graphic" style:parent-style-name="standard">
      <style:graphic-properties draw:marker-end="Arrow" draw:marker-end-width="0.3cm" draw:textarea-horizontal-align="center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7.62cm" svg:height="1.27cm" svg:x="3.24cm" svg:y="1.635cm">
          <text:p text:style-name="P1">DCS HV trip alert stat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" draw:layer="layout" svg:width="6.985cm" svg:height="1.27cm" svg:x="3.54cm" svg:y="5.445cm">
          <svg:title>Rule</svg:title>
          <svg:desc>select
  *
from
  DcsAlertFact as f
where
  component.type.type.value = 'HVSegment' and 
  componentAttribute = 'status' and 
  isOn = true and
  sourceNumericValue = 7</svg:desc>
          <text:p text:style-name="P1">HV trip detect / clo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54cm" svg:height="1.27cm" svg:x="1.635cm" svg:y="27.035cm">
          <text:p text:style-name="P1">Fa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54cm" svg:height="1.27cm" svg:x="4.81cm" svg:y="27.035cm">
          <text:p text:style-name="P1">Ru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81cm" svg:height="1.27cm" svg:x="7.985cm" svg:y="27.035cm">
          <text:p text:style-name="P1">Conclus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81cm" svg:height="1.27cm" svg:x="12.43cm" svg:y="27.035cm">
          <text:p text:style-name="P1">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3" draw:layer="layout" svg:width="5.715cm" svg:height="1.27cm" svg:x="4.215cm" svg:y="8.385cm">
          <text:p text:style-name="P1">HV Channel Tri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4" draw:layer="layout" svg:width="6.985cm" svg:height="1.905cm" svg:x="2.97cm" svg:y="12.43cm">
          <svg:title>Rule</svg:title>
          <svg:desc>select
  *
from
  Conclusion(type.name='HV Channel Trip').win:ext_timed(timestampItem.time, 1h)
group by
  component
having
  count(*) &lt; 3</svg:desc>
          <text:p text:style-name="P1">HV Channel Recovery</text:p>
          <text:p text:style-name="P1">Action Trig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5" draw:layer="layout" svg:width="10.16cm" svg:height="1.905cm" svg:x="14.26cm" svg:y="12.43cm">
          <text:p text:style-name="P1">HV Channel Voltage Decre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6" draw:layer="layout" svg:width="7.62cm" svg:height="1.905cm" svg:x="30.325cm" svg:y="12.43cm">
          <text:p text:style-name="P1">HV Channel Disable</text:p>
          <text:p text:style-name="P1">Action Trig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id="id7" draw:layer="layout" svg:width="8.89cm" svg:height="1.27cm" svg:x="2.035cm" svg:y="17.51cm">
          <text:p text:style-name="P1">Force ON command to DCS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id="id8" draw:layer="layout" svg:width="10.16cm" svg:height="1.905cm" svg:x="14.26cm" svg:y="17.51cm">
          <text:p text:style-name="P1">Vset=3400V and Force ON</text:p>
          <text:p text:style-name="P1">command to D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id="id9" draw:layer="layout" svg:width="10.795cm" svg:height="1.27cm" svg:x="28.755cm" svg:y="17.51cm">
          <text:p text:style-name="P1">Disable Channel command to D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10" draw:layer="layout" svg:width="5.08cm" svg:height="1.27cm" svg:x="4.005cm" svg:y="20.685cm">
          <text:p text:style-name="P1">D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3" draw:layer="layout" svg:width="6.985cm" svg:height="1.27cm" svg:x="3.035cm" svg:y="23.225cm">
          <text:p text:style-name="P1">DCS HV trip alert cle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12" draw:layer="layout" svg:width="5.08cm" svg:height="1.27cm" svg:x="31.595cm" svg:y="20.685cm">
          <text:p text:style-name="P1">D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7" draw:layer="layout" svg:width="6.985cm" svg:height="1.27cm" svg:x="33.335cm" svg:y="25.13cm">
          <text:p text:style-name="P1">DCS HV trip alert cle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6" draw:layer="layout" svg:width="8.255cm" svg:height="1.27cm" svg:x="27.95cm" svg:y="23.225cm">
          <text:p text:style-name="P1">DCS HV channel disabl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11" draw:layer="layout" svg:width="5.08cm" svg:height="1.27cm" svg:x="16.8cm" svg:y="20.685cm">
          <text:p text:style-name="P1">D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5" draw:layer="layout" svg:width="6.985cm" svg:height="1.27cm" svg:x="18.145cm" svg:y="25.13cm">
          <text:p text:style-name="P1">DCS HV trip alert cle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4" draw:layer="layout" svg:width="8.89cm" svg:height="1.27cm" svg:x="11.795cm" svg:y="23.225cm">
          <text:p text:style-name="P1">DCS HV channel vset chang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7.05cm" svg:y1="2.905cm" svg:x2="7.032cm" svg:y2="5.445cm" draw:start-shape="id1" draw:start-glue-point="2" draw:end-shape="id2" draw:end-glue-point="0" svg:d="m7050 2905-18 2540">
          <text:p/>
        </draw:connector>
        <draw:connector draw:style-name="gr7" draw:text-style-name="P1" draw:layer="layout" draw:type="line" svg:x1="7.032cm" svg:y1="6.715cm" svg:x2="7.072cm" svg:y2="8.385cm" draw:start-shape="id2" draw:start-glue-point="2" draw:end-shape="id3" draw:end-glue-point="0" svg:d="m7032 6715 40 1670">
          <text:p/>
        </draw:connector>
        <draw:connector draw:style-name="gr6" draw:text-style-name="P1" draw:layer="layout" draw:type="line" svg:x1="7.072cm" svg:y1="9.655cm" svg:x2="6.462cm" svg:y2="12.43cm" draw:start-shape="id3" draw:start-glue-point="2" draw:end-shape="id4" draw:end-glue-point="0" svg:d="m7072 9655-610 2775">
          <text:p/>
        </draw:connector>
        <draw:connector draw:style-name="gr6" draw:text-style-name="P1" draw:layer="layout" draw:type="line" svg:x1="7.072cm" svg:y1="9.655cm" svg:x2="19.34cm" svg:y2="12.43cm" draw:start-shape="id3" draw:start-glue-point="2" draw:end-shape="id5" draw:end-glue-point="0" svg:d="m7072 9655 12268 2775">
          <text:p/>
        </draw:connector>
        <draw:connector draw:style-name="gr6" draw:text-style-name="P1" draw:layer="layout" draw:type="line" svg:x1="7.072cm" svg:y1="9.655cm" svg:x2="34.135cm" svg:y2="12.43cm" draw:start-shape="id3" draw:start-glue-point="2" draw:end-shape="id6" draw:end-glue-point="0" svg:d="m7072 9655 27063 2775">
          <text:p/>
        </draw:connector>
        <draw:connector draw:style-name="gr6" draw:text-style-name="P1" draw:layer="layout" draw:type="line" svg:x1="6.462cm" svg:y1="14.335cm" svg:x2="6.48cm" svg:y2="17.51cm" draw:start-shape="id4" draw:start-glue-point="2" draw:end-shape="id7" draw:end-glue-point="0" svg:d="m6462 14335 18 3175">
          <text:p/>
        </draw:connector>
        <draw:connector draw:style-name="gr6" draw:text-style-name="P1" draw:layer="layout" draw:type="line" svg:x1="19.34cm" svg:y1="14.335cm" svg:x2="19.34cm" svg:y2="17.51cm" draw:start-shape="id5" draw:start-glue-point="2" draw:end-shape="id8" svg:d="m19340 14335v3175">
          <text:p/>
        </draw:connector>
        <draw:connector draw:style-name="gr6" draw:text-style-name="P1" draw:layer="layout" draw:type="line" svg:x1="34.135cm" svg:y1="14.335cm" svg:x2="34.152cm" svg:y2="17.51cm" draw:start-shape="id6" draw:start-glue-point="2" draw:end-shape="id9" draw:end-glue-point="0" svg:d="m34135 14335 17 3175">
          <text:p/>
        </draw:connector>
        <draw:connector draw:style-name="gr6" draw:text-style-name="P1" draw:layer="layout" draw:type="line" svg:x1="6.48cm" svg:y1="18.78cm" svg:x2="6.545cm" svg:y2="20.685cm" draw:start-shape="id7" draw:start-glue-point="2" draw:end-shape="id10" svg:d="m6480 18780 65 1905">
          <text:p/>
        </draw:connector>
        <draw:connector draw:style-name="gr6" draw:text-style-name="P1" draw:layer="layout" draw:type="line" svg:x1="19.34cm" svg:y1="19.415cm" svg:x2="19.34cm" svg:y2="20.685cm" draw:start-shape="id8" draw:start-glue-point="2" draw:end-shape="id11" draw:end-glue-point="4" svg:d="m19340 19415v1270">
          <text:p/>
        </draw:connector>
        <draw:connector draw:style-name="gr6" draw:text-style-name="P1" draw:layer="layout" draw:type="line" svg:x1="34.152cm" svg:y1="18.78cm" svg:x2="34.135cm" svg:y2="20.685cm" draw:start-shape="id9" draw:start-glue-point="2" draw:end-shape="id12" svg:d="m34152 18780-17 1905">
          <text:p/>
        </draw:connector>
        <draw:connector draw:style-name="gr6" draw:text-style-name="P1" draw:layer="layout" draw:type="line" svg:x1="6.545cm" svg:y1="21.955cm" svg:x2="6.527cm" svg:y2="23.225cm" draw:start-shape="id10" draw:start-glue-point="8" draw:end-shape="id13" svg:d="m6545 21955-18 1270">
          <text:p/>
        </draw:connector>
        <draw:connector draw:style-name="gr6" draw:text-style-name="P1" draw:layer="layout" svg:x1="19.34cm" svg:y1="21.955cm" svg:x2="16.24cm" svg:y2="23.225cm" draw:start-shape="id11" draw:start-glue-point="8" draw:end-shape="id14" draw:end-glue-point="0" svg:d="m19340 21955v636h-3100v634">
          <text:p/>
        </draw:connector>
        <draw:connector draw:style-name="gr6" draw:text-style-name="P1" draw:layer="layout" draw:line-skew="-0.953cm" svg:x1="19.34cm" svg:y1="21.955cm" svg:x2="21.637cm" svg:y2="25.13cm" draw:start-shape="id11" draw:start-glue-point="8" draw:end-shape="id15" draw:end-glue-point="0" svg:d="m19340 21955v635h2297v2540">
          <text:p/>
        </draw:connector>
        <draw:connector draw:style-name="gr6" draw:text-style-name="P1" draw:layer="layout" svg:x1="34.135cm" svg:y1="21.955cm" svg:x2="32.077cm" svg:y2="23.225cm" draw:start-shape="id12" draw:start-glue-point="8" draw:end-shape="id16" draw:end-glue-point="0" svg:d="m34135 21955v636h-2058v634">
          <text:p/>
        </draw:connector>
        <draw:connector draw:style-name="gr6" draw:text-style-name="P1" draw:layer="layout" draw:line-skew="-0.953cm" svg:x1="34.135cm" svg:y1="21.955cm" svg:x2="36.827cm" svg:y2="25.13cm" draw:start-shape="id12" draw:start-glue-point="8" draw:end-shape="id17" draw:end-glue-point="0" svg:d="m34135 21955v635h2692v2540">
          <text:p/>
        </draw:connector>
        <draw:custom-shape draw:style-name="gr1" draw:text-style-name="P1" draw:id="id21" draw:layer="layout" svg:width="10.16cm" svg:height="1.27cm" svg:x="28.94cm" svg:y="1.635cm">
          <text:p text:style-name="P1">DCS HV channel disabled/enabl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8" draw:layer="layout" svg:width="7.62cm" svg:height="1.27cm" svg:x="14.335cm" svg:y="1.635cm">
          <text:p text:style-name="P1">DCS HV voltage set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9" draw:layer="layout" svg:width="8.89cm" svg:height="1.27cm" svg:x="14.335cm" svg:y="5.445cm">
          <text:p text:style-name="P1">Weak channel detect / clo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2" draw:layer="layout" svg:width="10.16cm" svg:height="1.27cm" svg:x="28.94cm" svg:y="5.445cm">
          <text:p text:style-name="P1">Disabled channel detect / clo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20" draw:layer="layout" svg:width="6.35cm" svg:height="1.27cm" svg:x="16.24cm" svg:y="7.985cm">
          <text:p text:style-name="P1">Weak HV Chann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23" draw:layer="layout" svg:width="6.985cm" svg:height="1.27cm" svg:x="31.48cm" svg:y="7.985cm">
          <text:p text:style-name="P1">Disabled HV Chann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18.145cm" svg:y1="2.905cm" svg:x2="18.78cm" svg:y2="5.445cm" draw:start-shape="id18" draw:start-glue-point="2" draw:end-shape="id19" draw:end-glue-point="0" svg:d="m18145 2905v1271h635v1269">
          <text:p/>
        </draw:connector>
        <draw:connector draw:style-name="gr6" draw:text-style-name="P1" draw:layer="layout" svg:x1="18.78cm" svg:y1="6.715cm" svg:x2="19.415cm" svg:y2="7.985cm" draw:start-shape="id19" draw:start-glue-point="2" draw:end-shape="id20" svg:d="m18780 6715v636h635v634">
          <text:p/>
        </draw:connector>
        <draw:connector draw:style-name="gr6" draw:text-style-name="P1" draw:layer="layout" svg:x1="34.02cm" svg:y1="2.905cm" svg:x2="34.02cm" svg:y2="5.445cm" draw:start-shape="id21" draw:start-glue-point="2" draw:end-shape="id22" svg:d="m34020 2905v2540">
          <text:p/>
        </draw:connector>
        <draw:connector draw:style-name="gr6" draw:text-style-name="P1" draw:layer="layout" svg:x1="34.02cm" svg:y1="6.715cm" svg:x2="34.972cm" svg:y2="7.985cm" draw:start-shape="id22" draw:start-glue-point="2" draw:end-shape="id23" svg:d="m34020 6715v636h952v634">
          <text:p/>
        </draw:connector>
        <draw:custom-shape draw:style-name="gr3" draw:text-style-name="P1" draw:layer="layout" svg:width="3.81cm" svg:height="1.27cm" svg:x="7.985cm" svg:y="27.035cm">
          <text:p text:style-name="P1">Conclus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19.415cm" svg:y1="9.255cm" svg:x2="34.135cm" svg:y2="12.43cm" draw:start-shape="id20" draw:start-glue-point="2" draw:end-shape="id6" draw:end-glue-point="0" svg:d="m19415 9255 14720 3175">
          <text:p/>
        </draw:connector>
        <draw:connector draw:style-name="gr6" draw:text-style-name="P1" draw:layer="layout" draw:type="line" svg:x1="19.415cm" svg:y1="9.255cm" svg:x2="19.34cm" svg:y2="12.43cm" draw:start-shape="id20" draw:start-glue-point="2" draw:end-shape="id5" svg:d="m19415 9255-75 3175">
          <text:p/>
        </draw:connector>
        <draw:connector draw:style-name="gr6" draw:text-style-name="P1" draw:layer="layout" draw:type="line" svg:x1="34.972cm" svg:y1="9.255cm" svg:x2="34.135cm" svg:y2="12.43cm" draw:start-shape="id23" draw:start-glue-point="2" draw:end-shape="id6" svg:d="m34972 9255-837 3175">
          <text:p/>
        </draw:connector>
        <draw:connector draw:style-name="gr6" draw:text-style-name="P1" draw:layer="layout" draw:type="line" svg:x1="34.972cm" svg:y1="9.255cm" svg:x2="19.34cm" svg:y2="12.43cm" draw:start-shape="id23" draw:start-glue-point="2" draw:end-shape="id5" draw:end-glue-point="0" svg:d="m34972 9255-15632 3175">
          <text:p/>
        </draw:connector>
        <draw:connector draw:style-name="gr6" draw:text-style-name="P1" draw:layer="layout" draw:type="line" svg:x1="34.972cm" svg:y1="9.255cm" svg:x2="6.462cm" svg:y2="12.43cm" draw:start-shape="id23" draw:start-glue-point="2" draw:end-shape="id4" draw:end-glue-point="0" svg:d="m34972 9255-28510 31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vertical-align="top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vka </meta:initial-creator>
    <meta:creation-date>2011-02-16T16:12:35</meta:creation-date>
    <meta:printed-by>Evka </meta:printed-by>
    <meta:print-date>2011-02-17T12:08:04</meta:print-date>
    <dc:date>2011-02-21T15:52:03</dc:date>
    <dc:creator>Evka </dc:creator>
    <meta:editing-duration>PT01H27M32S</meta:editing-duration>
    <meta:editing-cycles>5</meta:editing-cycles>
    <meta:generator>OpenOffice.org/3.2$Linux OpenOffice.org_project/320m12$Build-9483</meta:generator>
    <meta:document-statistic meta:object-count="53"/>
  </office:meta>
</office:document-meta>
</file>